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08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29" table:default-cell-style-name="ce74"/>
        <table:table-column table:style-name="co4" table:number-columns-repeated="7" table:default-cell-style-name="ce74"/>
        <table:table-column table:style-name="co4" table:number-columns-repeated="984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 table:number-columns-spanned="4" table:number-rows-spanned="1">
            <text:p>Phot</text:p>
          </table:table-cell>
          <table:covered-table-cell table:number-columns-repeated="3" table:style-name="ce15"/>
          <table:table-cell table:style-name="ce15" office:value-type="string" calcext:value-type="string">
            <text:p>SIE</text:p>
          </table:table-cell>
          <table:table-cell table:style-name="ce15" office:value-type="string" calcext:value-type="string" table:number-columns-spanned="4" table:number-rows-spanned="1">
            <text:p>Loc</text:p>
          </table:table-cell>
          <table:covered-table-cell table:number-columns-repeated="3" table:style-name="ce15"/>
          <table:table-cell table:style-name="ce15" office:value-type="string" calcext:value-type="string">
            <text:p>Donn</text:p>
          </table:table-cell>
          <table:table-cell table:style-name="ce15" table:number-columns-repeated="2"/>
          <table:table-cell table:style-name="ce15" office:value-type="string" calcext:value-type="string">
            <text:p>SIE</text:p>
          </table:table-cell>
          <table:table-cell table:style-name="ce15" table:number-columns-repeated="8"/>
          <table:table-cell table:style-name="ce15" table:number-columns-spanned="5" table:number-rows-spanned="1"/>
          <table:covered-table-cell table:number-columns-repeated="4" table:style-name="ce15"/>
          <table: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35" table:number-columns-repeated="40"/>
          <table:table-cell table:style-name="ce41" table:number-columns-repeated="944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table:number-columns-repeated="25"/>
          <table:table-cell table:style-name="ce36" table:number-columns-repeated="40"/>
          <table:table-cell table:style-name="ce42" table:number-columns-repeated="944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QCM Photographie (ENT)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77" office:value-type="string" calcext:value-type="string">
            <text:p>DM géolocalisation</text:p>
          </table:table-cell>
          <table:table-cell table:style-name="ce77" office:value-type="string" calcext:value-type="string">
            <text:p>Localisation</text:p>
          </table:table-cell>
          <table:table-cell table:style-name="ce77" office:value-type="string" calcext:value-type="string">
            <text:p>Titanic</text:p>
          </table:table-cell>
          <table:table-cell table:style-name="ce77" table:number-columns-repeated="2"/>
          <table:table-cell table:style-name="ce80" office:value-type="string" calcext:value-type="string">
            <text:p>Architecture d’un sie</text:p>
          </table:table-cell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string" calcext:value-type="string">
            <text:p>X</text:p>
          </table:table-cell>
          <table:table-cell table:number-columns-repeated="3" table:style-name="ce67" office:value-type="date" office:date-value="2021-10-18" calcext:value-type="date">
            <text:p>18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table:number-columns-repeated="27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4" calcext:value-type="date">
            <text:p>14 oct.</text:p>
          </table:table-cell>
          <table:table-cell table:number-columns-repeated="2" table:style-name="ce67" office:value-type="date" office:date-value="2021-10-21" calcext:value-type="date">
            <text:p>21 oct.</text:p>
          </table:table-cell>
          <table:table-cell table:style-name="ce67"/>
          <table:table-cell table:style-name="ce67" office:value-type="date" office:date-value="2021-10-21" calcext:value-type="date">
            <text:p>21 oct.</text:p>
          </table:table-cell>
          <table:table-cell table:style-name="ce67" table:number-columns-repeated="27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J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2" calcext:value-type="date">
            <text:p>12 oct.</text:p>
          </table:table-cell>
          <table:table-cell table:number-columns-repeated="2" table:style-name="ce67" office:value-type="date" office:date-value="2021-10-19" calcext:value-type="date">
            <text:p>19 oct.</text:p>
          </table:table-cell>
          <table:table-cell table:style-name="ce67" office:value-type="date" office:date-value="2021-11-09" calcext:value-type="date">
            <text:p>9 nov.</text:p>
          </table:table-cell>
          <table:table-cell table:style-name="ce67" office:value-type="date" office:date-value="2021-10-19" calcext:value-type="date">
            <text:p>19 oct.</text:p>
          </table:table-cell>
          <table:table-cell table:style-name="ce67" table:number-columns-repeated="27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9"/>
          <table:table-cell table:style-name="ce85" table:number-columns-repeated="40"/>
          <table:table-cell table:style-name="ce95"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7"/>
          <table:table-cell table:style-name="ce78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29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7"/>
          <table:table-cell table:style-name="ce71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29"/>
          <table:table-cell table:number-columns-repeated="992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29"/>
          <table:table-cell table:number-columns-repeated="992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29"/>
          <table:table-cell table:number-columns-repeated="992"/>
        </table:table-row>
        <table:table-row table:style-name="ro9" table:number-rows-repeated="1048487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67" table:default-cell-style-name="ce74"/>
        <table:table-column table:style-name="co4" table:number-columns-repeated="5" table:default-cell-style-name="ce74"/>
        <table:table-column table:style-name="co4" table:number-columns-repeated="945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8" table:number-rows-spanned="1">
            <text:p>Lang</text:p>
          </table:table-cell>
          <table:covered-table-cell table:number-columns-repeated="7" table:style-name="ce15"/>
          <table:table-cell table:style-name="ce15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5"/>
          <table:table-cell table:style-name="ce15" office:value-type="string" calcext:value-type="string" table:number-columns-spanned="3" table:number-rows-spanned="1">
            <text:p>Lang</text:p>
          </table:table-cell>
          <table:covered-table-cell table:number-columns-repeated="2" table:style-name="ce15"/>
          <table:table-cell table:style-name="ce15" office:value-type="string" calcext:value-type="string">
            <text:p>Algo</text:p>
          </table:table-cell>
          <table:table-cell table:style-name="ce15" table:number-columns-repeated="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8"/>
          <table:table-cell table:style-name="ce35" table:number-columns-repeated="40"/>
          <table:table-cell table:style-name="ce41" table:number-columns-repeated="905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3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Eval 04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string" calcext:value-type="string">
            <text:p>Eval 05</text:p>
          </table:table-cell>
          <table:table-cell table:style-name="ce46" table:number-columns-repeated="42"/>
          <table:table-cell table:style-name="ce53" table:number-columns-repeated="40"/>
          <table:table-cell table:style-name="ce54" table:number-columns-repeated="905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représentation des nombres (en ligne)</text:p>
          </table:table-cell>
          <table:table-cell table:style-name="ce77" office:value-type="string" calcext:value-type="string">
            <text:p>Évaluation représentation nombres (en ligne)</text:p>
          </table:table-cell>
          <table:table-cell table:style-name="ce77" office:value-type="string" calcext:value-type="string">
            <text:p>Types construits – tuple rugby</text:p>
          </table:table-cell>
          <table:table-cell table:style-name="ce77" office:value-type="string" calcext:value-type="string">
            <text:p>Types construits – tableau saut en longueur</text:p>
          </table:table-cell>
          <table:table-cell table:style-name="ce77" office:value-type="string" calcext:value-type="string">
            <text:p>Types construits – dictionnaire concessionnaire</text:p>
          </table:table-cell>
          <table:table-cell table:style-name="ce77" office:value-type="string" calcext:value-type="string">
            <text:p>Exercices types construits</text:p>
          </table:table-cell>
          <table:table-cell table:style-name="ce77" office:value-type="string" calcext:value-type="string">
            <text:p>Documentation</text:p>
          </table:table-cell>
          <table:table-cell table:style-name="ce77" office:value-type="string" calcext:value-type="string">
            <text:p>Construction par compréhension</text:p>
          </table:table-cell>
          <table:table-cell table:style-name="ce77" office:value-type="string" calcext:value-type="string">
            <text:p>Bilan Types construits</text:p>
          </table:table-cell>
          <table:table-cell table:style-name="ce77" office:value-type="string" calcext:value-type="string">
            <text:p>Exercices types construits (capytale)</text:p>
          </table:table-cell>
          <table:table-cell table:style-name="ce77" office:value-type="string" calcext:value-type="string">
            <text:p>Types construits</text:p>
          </table:table-cell>
          <table:table-cell table:style-name="ce77" office:value-type="string" calcext:value-type="string">
            <text:p>Puissance 4</text:p>
          </table:table-cell>
          <table:table-cell table:style-name="ce77" office:value-type="string" calcext:value-type="string">
            <text:p>Puissance 4 – jeu de tests</text:p>
          </table:table-cell>
          <table:table-cell table:style-name="ce77" office:value-type="string" calcext:value-type="string">
            <text:p>Projet types construits – jeu de plateau</text:p>
          </table:table-cell>
          <table:table-cell table:style-name="ce80" office:value-type="string" calcext:value-type="string">
            <text:p>Parcours séquentiel + variant/invariant</text:p>
          </table:table-cell>
          <table:table-cell table:style-name="ce77"/>
          <table:table-cell table:style-name="ce80" office:value-type="string" calcext:value-type="string">
            <text:p>Fonction Andy Warhol</text:p>
          </table:table-cell>
          <table:table-cell table:style-name="ce77" table:number-columns-repeated="4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05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office:value-type="date" office:date-value="2021-10-18" calcext:value-type="date">
            <text:p>18 oct.</text:p>
          </table:table-cell>
          <table:table-cell table:style-name="ce67" office:value-type="date" office:date-value="2021-10-19" calcext:value-type="date">
            <text:p>19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number-columns-repeated="2" table:style-name="ce67" office:value-type="date" office:date-value="2021-11-09" calcext:value-type="date">
            <text:p>9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16" calcext:value-type="date">
            <text:p>16 nov.</text:p>
          </table:table-cell>
          <table:table-cell table:style-name="ce67" office:value-type="date" office:date-value="2021-11-17" calcext:value-type="date">
            <text:p>17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23" calcext:value-type="date">
            <text:p>23 nov.</text:p>
          </table:table-cell>
          <table:table-cell table:number-columns-repeated="4" table:style-name="ce67" office:value-type="date" office:date-value="2021-11-30" calcext:value-type="date">
            <text:p>30 nov.</text:p>
          </table:table-cell>
          <table:table-cell table:style-name="ce67" table:number-columns-repeated="46"/>
          <table:table-cell table:style-name="ce94" table:number-columns-repeated="40"/>
          <table:table-cell table:style-name="ce96" table:number-columns-repeated="90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.5" calcext:value-type="float">
            <text:p>2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48"/>
          <table:table-cell table:style-name="ce85" table:number-columns-repeated="40"/>
          <table:table-cell table:style-name="ce95" table:number-columns-repeated="90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66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6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67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67"/>
          <table:table-cell table:number-columns-repeated="951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67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67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66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67"/>
          <table:table-cell table:number-columns-repeated="951"/>
        </table:table-row>
        <table:table-row table:style-name="ro9">
          <table:table-cell table:number-columns-repeated="2"/>
          <table:table-cell table:style-name="ce71" table:number-columns-repeated="67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1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18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67"/>
          <table:table-cell table:number-columns-repeated="951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6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65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1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18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57"/>
          <table:table-cell table:number-columns-repeated="951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1"/>
          <table:table-cell table:number-columns-repeated="951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58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67"/>
          <table:table-cell table:number-columns-repeated="951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67"/>
          <table:table-cell table:number-columns-repeated="951"/>
        </table:table-row>
        <table:table-row table:style-name="ro9" table:number-rows-repeated="1048490">
          <table:table-cell table:number-columns-repeated="1020"/>
        </table:table-row>
        <table:table-row table:style-name="ro9">
          <table:table-cell table:number-columns-repeated="1020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9" table:default-cell-style-name="ce74"/>
        <table:table-column table:style-name="co3" table:number-columns-repeated="8" table:default-cell-style-name="Default"/>
        <table:table-column table:style-name="co4" table:number-columns-repeated="931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Lang</text:p>
          </table:table-cell>
          <table:table-cell table:style-name="ce15" table:number-columns-repeated="9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10" table:number-rows-spanned="1">
            <text:p>Archi</text:p>
          </table:table-cell>
          <table:covered-table-cell table:number-columns-repeated="9" table:style-name="ce15"/>
          <table:table-cell table:style-name="ce15" office:value-type="string" calcext:value-type="string" table:number-columns-spanned="9" table:number-rows-spanned="1">
            <text:p>BDD</text:p>
          </table:table-cell>
          <table:covered-table-cell table:number-columns-repeated="8" table:style-name="ce15"/>
          <table:table-cell table:style-name="ce15" office:value-type="string" calcext:value-type="string">
            <text:p>BAC</text:p>
          </table:table-cell>
          <table:table-cell table:number-columns-repeated="2" table:style-name="ce15" office:value-type="string" calcext:value-type="string">
            <text:p>Algo</text:p>
          </table:table-cell>
          <table:table-cell table:style-name="ce15" table:number-columns-repeated="9"/>
          <table:table-cell table:style-name="ce15" table:number-columns-spanned="11" table:number-rows-spanned="1"/>
          <table:covered-table-cell table:number-columns-repeated="10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13" table:number-rows-spanned="1"/>
          <table:covered-table-cell table:number-columns-repeated="12" table:style-name="ce15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2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string" calcext:value-type="string">
            <text:p>Eval 05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string" calcext:value-type="string">
            <text:p>Eval 06</text:p>
          </table:table-cell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table:number-columns-repeated="44"/>
          <table:table-cell table:style-name="ce36" table:number-columns-repeated="40"/>
          <table:table-cell table:style-name="ce42" table:number-columns-repeated="897"/>
          <table:table-cell table:style-name="ce82" table:number-columns-repeated="2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77" office:value-type="string" calcext:value-type="string">
            <text:p>Bibliothèque deque</text:p>
          </table:table-cell>
          <table:table-cell table:style-name="ce77" office:value-type="string" calcext:value-type="string">
            <text:p>Processus et programmation concurrente</text:p>
          </table:table-cell>
          <table:table-cell table:style-name="ce77" office:value-type="string" calcext:value-type="string">
            <text:p>Exercice interblocage: dîner des philosophes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77" office:value-type="string" calcext:value-type="string">
            <text:p>Modèle relationnel – bandes-dessinées</text:p>
          </table:table-cell>
          <table:table-cell table:style-name="ce77" office:value-type="string" calcext:value-type="string">
            <text:p>Exercices modèle relationnel</text:p>
          </table:table-cell>
          <table:table-cell table:style-name="ce77" office:value-type="string" calcext:value-type="string">
            <text:p>SGBD</text:p>
          </table:table-cell>
          <table:table-cell table:style-name="ce66" office:value-type="string" calcext:value-type="string">
            <text:p>SGBD – manipulation données</text:p>
          </table:table-cell>
          <table:table-cell table:style-name="ce66" office:value-type="string" calcext:value-type="string">
            <text:p>Exercices SGBD manipulation</text:p>
          </table:table-cell>
          <table:table-cell table:style-name="ce77" office:value-type="string" calcext:value-type="string">
            <text:p>Requêtes avancées</text:p>
          </table:table-cell>
          <table:table-cell table:style-name="ce77" office:value-type="string" calcext:value-type="string">
            <text:p>Exercices requêtes avancées</text:p>
          </table:table-cell>
          <table:table-cell table:style-name="ce77" office:value-type="string" calcext:value-type="string">
            <text:p>Exercice type bac</text:p>
          </table:table-cell>
          <table:table-cell table:style-name="ce77" office:value-type="string" calcext:value-type="string">
            <text:p>BDD</text:p>
          </table:table-cell>
          <table:table-cell table:style-name="ce77" office:value-type="string" calcext:value-type="string">
            <text:p>Épreuves pratiques 01</text:p>
          </table:table-cell>
          <table:table-cell table:style-name="ce77" office:value-type="string" calcext:value-type="string">
            <text:p>Algorithme glouton (première)</text:p>
          </table:table-cell>
          <table:table-cell table:style-name="ce77" office:value-type="string" calcext:value-type="string">
            <text:p>Arbre – recherche de fichiers</text:p>
          </table:table-cell>
          <table:table-cell table:style-name="ce66" office:value-type="string" calcext:value-type="string">
            <text:p>Exercices arbres</text:p>
          </table:table-cell>
          <table:table-cell table:style-name="ce108" office:value-type="string" calcext:value-type="string">
            <text:p>Arbre binaire – notation polonaise</text:p>
          </table:table-cell>
          <table:table-cell table:style-name="ce77" table:number-columns-repeated="7"/>
          <table:table-cell table:style-name="ce66" table:number-columns-repeated="7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style-name="ce107" table:number-columns-repeated="899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2" table:style-name="ce31" office:value-type="date" office:date-value="2021-12-01" calcext:value-type="date">
            <text:p>1 déc.</text:p>
          </table:table-cell>
          <table:table-cell table:style-name="ce31" table:number-columns-repeated="46"/>
          <table:table-cell table:style-name="ce32" table:number-columns-repeated="40"/>
          <table:table-cell table:style-name="ce33" table:number-columns-repeated="897"/>
          <table:table-cell table:number-columns-repeated="2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7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46"/>
          <table:table-cell table:style-name="ce85" table:number-columns-repeated="40"/>
          <table:table-cell table:style-name="ce95" table:number-columns-repeated="897"/>
          <table:table-cell table:number-columns-repeated="2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maison</text:p>
          </table:table-cell>
          <table:table-cell table:number-columns-repeated="2" table:style-name="ce67" office:value-type="date" office:date-value="2021-11-25" calcext:value-type="date">
            <text:p>25 nov.</text:p>
          </table:table-cell>
          <table:table-cell table:number-columns-repeated="4" table:style-name="ce67" office:value-type="string" calcext:value-type="string">
            <text:p>X</text:p>
          </table:table-cell>
          <table:table-cell table:style-name="ce67" table:number-columns-repeated="67"/>
          <table:table-cell table:style-name="ce94" table:number-columns-repeated="40"/>
          <table:table-cell table:style-name="ce96" table:number-columns-repeated="897"/>
          <table:table-cell table:style-name="ce111" table:number-columns-repeated="2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6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6"/>
          <table:table-cell table:number-columns-repeated="945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6"/>
          <table:table-cell table:number-columns-repeated="945"/>
        </table:table-row>
        <table:table-row table:style-name="ro9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6"/>
          <table:table-cell table:number-columns-repeated="945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8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6"/>
          <table:table-cell table:number-columns-repeated="945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6"/>
          <table:table-cell table:number-columns-repeated="945"/>
        </table:table-row>
        <table:table-row table:style-name="ro9" table:number-rows-repeated="1048504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 style:data-style-name="N2" text:time-value="11:51:47.931919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12-03T11:47:46.788866805</dc:date>
    <meta:editing-duration>P262DT10H6M16S</meta:editing-duration>
    <meta:editing-cycles>1015</meta:editing-cycles>
    <meta:generator>LibreOffice/6.1.5.2$Linux_X86_64 LibreOffice_project/10$Build-2</meta:generator>
    <meta:document-statistic meta:table-count="3" meta:cell-count="693" meta:object-count="0"/>
  </office:meta>
</office:document-meta>
</file>